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9eb0" officeooo:paragraph-rsid="00079eb0"/>
    </style:style>
    <style:style style:name="P2" style:family="paragraph" style:parent-style-name="Standard">
      <style:paragraph-properties fo:text-align="end" style:justify-single-word="false"/>
      <style:text-properties officeooo:rsid="00079eb0" officeooo:paragraph-rsid="00079eb0"/>
    </style:style>
    <style:style style:name="P3" style:family="paragraph" style:parent-style-name="Standard">
      <style:text-properties officeooo:rsid="00095d13" officeooo:paragraph-rsid="00095d13"/>
    </style:style>
    <style:style style:name="P4" style:family="paragraph" style:parent-style-name="Standard">
      <style:text-properties officeooo:rsid="000aae99" officeooo:paragraph-rsid="000aae99"/>
    </style:style>
    <style:style style:name="P5" style:family="paragraph" style:parent-style-name="Standard">
      <style:text-properties officeooo:rsid="000ac9d7" officeooo:paragraph-rsid="000ac9d7"/>
    </style:style>
    <style:style style:name="P6" style:family="paragraph" style:parent-style-name="Text_20_body">
      <style:text-properties fo:font-style="italic"/>
    </style:style>
    <style:style style:name="P7" style:family="paragraph" style:parent-style-name="Text_20_body">
      <style:text-properties fo:font-style="italic" officeooo:rsid="00079eb0" officeooo:paragraph-rsid="00079eb0"/>
    </style:style>
    <style:style style:name="T1" style:family="text">
      <style:text-properties officeooo:rsid="000ac9d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7">SISTEMAS OPERATIVOS </text:p>
      <text:p text:style-name="P6">RA1. Instala sistemas operativos, analizando sus características e interpretando la documentación técnica.</text:p>
      <text:p text:style-name="P6">RA2. Configura el software de base, analizando las necesidades de explotación del sistema informático.</text:p>
      <text:p text:style-name="P6">RA3. Asegura la información del sistema, describiendo los procedimientos y utilizando copias de seguridad y sistemas tolerantes a fallos.</text:p>
      <text:p text:style-name="P1">RA4. Centraliza la información en servidores administrando estructuras de dominios analizando sus ventajas.</text:p>
      <text:p text:style-name="P1">RA5. Administra el acceso a dominios analizando y respetando requerimientos de seguridad.</text:p>
      <text:p text:style-name="P1">RA6.Detecta problemas de rendimiento monitorizando el sistema con las herramientas adecuadas y documentando el procedimiento.</text:p>
      <text:p text:style-name="P1">RA7.Audita la utilización y acceso a recursos identificando y respetando las necesidades de seguridad del sistema.</text:p>
      <text:p text:style-name="P1">RA8.Implanta software específico con estructura cliente/servidor dando respuesta a los requisitos funcionales.</text:p>
      <text:p text:style-name="P1">PLANIFICACION Y ADMINISTRACION DE REDES.</text:p>
      <text:p text:style-name="P1">RA1.Reconoce la estructura de las redes de datos identificando sus elementos y principios de funcionamiento.</text:p>
      <text:p text:style-name="P1">RA2.Integra ordenadores y periféricos en redes cableadas e inalámbricas, evaluando su funcionamiento y prestaciones.</text:p>
      <text:p text:style-name="P1">RA3.Administra conmutadores estableciendo opciones de configuración para su integración en la red.</text:p>
      <text:p text:style-name="P1">RA4.Administra las funciones básicas de un router estableciendo opciones de configuración para su integración en la red.</text:p>
      <text:p text:style-name="P3">RA5.Configura redes locales virtuales identificando su campo de aplicación.</text:p>
      <text:p text:style-name="P3"/>
      <text:p text:style-name="P3">FUNDAMENTOS DE HARDWARE.</text:p>
      <text:p text:style-name="P3">RA1.Configura equipos microinformáticos, componentes y periféricos, analizando sus características y relación con el conjunto.</text:p>
      <text:p text:style-name="P3">RA2.Instala software de propósito general evaluando sus características y entornos de aplicación.</text:p>
      <text:p text:style-name="P3">RA3.Ejecuta procedimientos para recuperar el software base de un equipo, analizándolos y utilizando imágenes almacenadas en memoria auxiliar.</text:p>
      <text:p text:style-name="P3">RA4.Implanta hardware específico de centros de proceso de datos (CPD), analizando sus características y aplicaciones.</text:p>
      <text:p text:style-name="P4">GESTION DE BASE DE DATOS</text:p>
      <text:p text:style-name="P4">RA3.Realiza el diseño físico de bases de datos utilizando asistentes, herramientas gráficas y el lenguaje de definición de datos.</text:p>
      <text:p text:style-name="P4">LENGUAJE DE MARCAS Y ISITEMAS DE GESTION DE INFORMACION.</text:p>
      <text:p text:style-name="P4">RA1.Reconoce las características de lenguajes de marcas analizando e interpretando fragmentos de códigos.</text:p>
      <text:p text:style-name="P4">SERVICIOS DE RED E INTERNET.</text:p>
      <text:p text:style-name="P4">RA1.Administra servicios de resolución de nombres, analizándolos y garantizando la seguridad del servicio.</text:p>
      <text:p text:style-name="P4">RA2.Administra servicios de configuración automática, identificándolos y verificando la correcta asignación de los parámetros</text:p>
      <text:p text:style-name="P4">RA5.Administra servidores de correo electrónico, aplicando criterios de configuración y garantizando la seguridad del servicio.</text:p>
      <text:p text:style-name="P4"><text:soft-page-break/><text:span text:style-name="T1">RA6</text:span>Administra servicios de mensajería instantánea, noticias y listas de distribución, verificando y asegurando el acceso de los usuarios.</text:p>
      <text:p text:style-name="P5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5T13:09:11.065799345</meta:creation-date>
    <dc:date>2024-12-05T13:55:21.806104454</dc:date>
    <meta:editing-duration>PT4M29S</meta:editing-duration>
    <meta:editing-cycles>1</meta:editing-cycles>
    <meta:document-statistic meta:table-count="0" meta:image-count="0" meta:object-count="0" meta:page-count="2" meta:paragraph-count="29" meta:word-count="360" meta:character-count="2809" meta:non-whitespace-character-count="2477"/>
    <meta:generator>LibreOffice/7.3.7.2$Linux_X86_64 LibreOffice_project/30$Build-2</meta:generator>
  </office:meta>
</office:document-meta>
</file>